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t'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enough for humans
to be able to acclimate to it, and synthesize it
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t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is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 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i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You're surround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over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given me quite the trouble.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